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Numbering_20_123">
      <style:paragraph-properties fo:text-align="start" style:justify-single-word="false"/>
      <style:text-properties officeooo:rsid="000ff59d" officeooo:paragraph-rsid="000ff59d"/>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ff59d" officeooo:paragraph-rsid="000ff59d" style:font-style-asian="italic" style:font-weight-asian="bold" style:font-style-complex="italic" style:font-weight-complex="bold"/>
    </style:style>
    <style:style style:name="P3" style:family="paragraph" style:parent-style-name="Standard" style:list-style-name="Numbering_20_123">
      <style:paragraph-properties fo:text-align="start" style:justify-single-word="false"/>
      <style:text-properties officeooo:paragraph-rsid="000ff59d"/>
    </style:style>
    <style:style style:name="P4" style:family="paragraph" style:parent-style-name="Standard" style:list-style-name="List_20_1">
      <style:paragraph-properties fo:text-align="start" style:justify-single-word="false"/>
      <style:text-properties fo:font-style="normal" style:text-underline-style="none" fo:font-weight="normal" officeooo:rsid="000ff59d" officeooo:paragraph-rsid="000ff59d" style:font-style-asian="normal" style:font-weight-asian="normal" style:font-style-complex="normal" style:font-weight-complex="normal"/>
    </style:style>
    <style:style style:name="P5" style:family="paragraph" style:parent-style-name="Standard" style:list-style-name="Numbering_20_123">
      <style:paragraph-properties fo:text-align="start" style:justify-single-word="false"/>
      <style:text-properties fo:font-style="normal" style:text-underline-style="none" fo:font-weight="normal" officeooo:rsid="000ff59d" officeooo:paragraph-rsid="000ff59d"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ff59d"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llo and welcome to how and what to do, and why to do readme\</text:p>
      <text:p text:style-name="P2"/>
      <text:list xml:id="list1119371863" text:style-name="Numbering_20_123">
        <text:list-item>
          <text:p text:style-name="P5">Install Python compiler(if don’t have)</text:p>
        </text:list-item>
        <text:list-item>
          <text:p text:style-name="P5">After installing open cmd and install certain libraries</text:p>
        </text:list-item>
      </text:list>
      <text:list xml:id="list908713140" text:style-name="List_20_1">
        <text:list-item>
          <text:p text:style-name="P4">pip install tkinter</text:p>
        </text:list-item>
      </text:list>
      <text:list xml:id="list25301335129947" text:continue-list="list1119371863" text:style-name="Numbering_20_123">
        <text:list-item>
          <text:p text:style-name="P3"><text:span text:style-name="T2"><text:s/>After installing those from cmd , open “raksha bandhan quiz overloaded.py”( not from vscode, just double click it. If you have vscode or python editor, and you by mistake saw the code and got fainted, it’s not my responsibility, anyway, you can run from inside too).</text:span></text:p>
        </text:list-item>
        <text:list-item>
          <text:p text:style-name="P1"><text:span text:style-name="T1">I had created more python file in practise but, it’s no use seeing but even if you want to, go ahead, i am not stopping, anyway, moving on, those are just my practise set, and ya, you are all set, and if any error you encounter, either ask online or ask AI to solve it, don’t disturb me, let me sleep.</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02:44:59.322798930</meta:creation-date>
    <dc:date>2023-08-30T02:53:01.066750260</dc:date>
    <meta:editing-duration>PT8M2S</meta:editing-duration>
    <meta:editing-cycles>1</meta:editing-cycles>
    <meta:document-statistic meta:table-count="0" meta:image-count="0" meta:object-count="0" meta:page-count="1" meta:paragraph-count="6" meta:word-count="142" meta:character-count="751" meta:non-whitespace-character-count="619"/>
    <meta:generator>LibreOffice/7.3.7.2$Linux_X86_64 LibreOffice_project/30$Build-2</meta:generator>
  </office:meta>
</office:document-meta>
</file>